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6653" officeooo:paragraph-rsid="00116653"/>
    </style:style>
    <style:style style:name="P2" style:family="paragraph" style:parent-style-name="Standard" style:list-style-name="L1">
      <style:text-properties officeooo:rsid="00116653" officeooo:paragraph-rsid="00116653"/>
    </style:style>
    <style:style style:name="P3" style:family="paragraph" style:parent-style-name="Standard" style:list-style-name="L1">
      <style:text-properties officeooo:rsid="001177c9" officeooo:paragraph-rsid="001177c9"/>
    </style:style>
    <style:style style:name="P4" style:family="paragraph" style:parent-style-name="Standard" style:list-style-name="L1">
      <style:text-properties officeooo:rsid="00120ca4" officeooo:paragraph-rsid="00120ca4"/>
    </style:style>
    <style:style style:name="P5" style:family="paragraph" style:parent-style-name="Standard" style:list-style-name="L1">
      <style:text-properties officeooo:rsid="001285d1" officeooo:paragraph-rsid="001285d1"/>
    </style:style>
    <style:style style:name="P6" style:family="paragraph" style:parent-style-name="Standard" style:list-style-name="L1">
      <style:text-properties officeooo:rsid="00116653" officeooo:paragraph-rsid="0014b23c" fo:background-color="#ffff00"/>
    </style:style>
    <style:style style:name="P7" style:family="paragraph" style:parent-style-name="Standard" style:list-style-name="L1">
      <style:text-properties officeooo:rsid="00116653" officeooo:paragraph-rsid="00116653" fo:background-color="#ffff00"/>
    </style:style>
    <style:style style:name="P8" style:family="paragraph" style:parent-style-name="Standard" style:list-style-name="L1">
      <style:text-properties officeooo:rsid="001177c9" officeooo:paragraph-rsid="001177c9" fo:background-color="#ffff00"/>
    </style:style>
    <style:style style:name="P9" style:family="paragraph" style:parent-style-name="Standard" style:list-style-name="L1">
      <style:text-properties officeooo:rsid="0014b23c" officeooo:paragraph-rsid="0014b23c" fo:background-color="#ffff00"/>
    </style:style>
    <style:style style:name="T1" style:family="text">
      <style:text-properties officeooo:rsid="001177c9"/>
    </style:style>
    <style:style style:name="T2" style:family="text">
      <style:text-properties officeooo:rsid="00120ca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34d31"/>
    </style:style>
    <style:style style:name="T5" style:family="text">
      <style:text-properties officeooo:rsid="0014b23c"/>
    </style:style>
    <style:style style:name="T6" style:family="text">
      <style:text-properties officeooo:rsid="00169890"/>
    </style:style>
    <style:style style:name="T7" style:family="text">
      <style:text-properties fo:background-color="#ff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 revisión sistemática.</text:p>
      <text:p text:style-name="P1"/>
      <text:p text:style-name="P1">Objetivo: Hacer un registro de la literatura revisada por uno o más investigadores</text:p>
      <text:p text:style-name="P1"/>
      <text:p text:style-name="P1">Funcionalidades:</text:p>
      <text:p text:style-name="P1"/>
      <text:list xml:id="list7447871130562553752" text:style-name="L1">
        <text:list-item>
          <text:p text:style-name="P6">Debe soportar investigadores y grupos de investigación. </text:p>
        </text:list-item>
        <text:list-item>
          <text:p text:style-name="P6">Cada investigador puede participar en uno o más grupos</text:p>
        </text:list-item>
        <text:list-item>
          <text:p text:style-name="P7"><text:span text:style-name="T5">Cada grupo tiene un administrador</text:span>. </text:p>
        </text:list-item>
        <text:list-item>
          <text:p text:style-name="P8">Cada revisión <text:span text:style-name="T5">pertenece un grupo y </text:span>tiene un administrador, <text:span text:style-name="T5">que puede ser distinto al administrador del grupo</text:span>. Este se encarga de las asignaciones y los meta-datos.</text:p>
        </text:list-item>
        <text:list-item>
          <text:p text:style-name="P2">C<text:span text:style-name="T7">ada revisión sistemática (desde ahora, RS), contiene los siguientes meta-datos</text:span></text:p>
          <text:list>
            <text:list-item>
              <text:p text:style-name="P7">Nombre de la investigación</text:p>
            </text:list-item>
            <text:list-item>
              <text:p text:style-name="P7">Fecha de inicio</text:p>
            </text:list-item>
            <text:list-item>
              <text:p text:style-name="P9">Descripción general</text:p>
            </text:list-item>
            <text:list-item>
              <text:p text:style-name="P7">Objetivos de la investigación</text:p>
            </text:list-item>
            <text:list-item>
              <text:p text:style-name="P7">Años de búsqueda</text:p>
            </text:list-item>
            <text:list-item>
              <text:p text:style-name="P7">Palabras claves</text:p>
            </text:list-item>
          </text:list>
        </text:list-item>
        <text:list-item>
          <text:p text:style-name="P2"><text:span text:style-name="T7">Se registran las Bases de datos (SCOPUS, WoS, Scielo, Latin index, Redalyc)</text:span>. Se debería poder programar desde la software la búsqueda.</text:p>
        </text:list-item>
        <text:list-item>
          <text:p text:style-name="P7">Cada RS puede tener 1 o más búsquedas en base de datos. Cada búsqueda en base de datos considera <text:span text:style-name="T1">los siguientes meta-datos</text:span>(LO IDEAL SERÍA AUTOMATIZARLO)</text:p>
          <text:list>
            <text:list-item>
              <text:p text:style-name="P7">Base de dato</text:p>
            </text:list-item>
            <text:list-item>
              <text:p text:style-name="P7">Fecha de realización</text:p>
            </text:list-item>
            <text:list-item>
              <text:p text:style-name="P7">Criterio de búsqueda: <text:span text:style-name="T1">puede ser el campo literal (SCOPUS) o el procedimiento manual para realizarlo (WoS)</text:span></text:p>
            </text:list-item>
          </text:list>
        </text:list-item>
        <text:list-item>
          <text:p text:style-name="P3">Cada búsqueda contiene uno o más documentos de búsqueda <text:span text:style-name="T6">(registros)</text:span>. La información que requerimos de cada documento es</text:p>
          <text:list>
            <text:list-item>
              <text:p text:style-name="P3">Base de datos de origen</text:p>
            </text:list-item>
            <text:list-item>
              <text:p text:style-name="P3">ID de la base de dato de origen</text:p>
            </text:list-item>
            <text:list-item>
              <text:p text:style-name="P3">Tipo</text:p>
            </text:list-item>
            <text:list-item>
              <text:p text:style-name="P3">Autores (cada uno por separado)</text:p>
            </text:list-item>
            <text:list-item>
              <text:p text:style-name="P3">Año</text:p>
            </text:list-item>
            <text:list-item>
              <text:p text:style-name="P3">Título</text:p>
            </text:list-item>
            <text:list-item>
              <text:p text:style-name="P3">Si es artículo: nombre del journal, volumen, año, páginas</text:p>
            </text:list-item>
            <text:list-item>
              <text:p text:style-name="P3">Si es capítulo de libro: nombre del libro, editores, páginas</text:p>
            </text:list-item>
            <text:list-item>
              <text:p text:style-name="P3">Si es conferencia: nombre de la conferencia, fecha, lugar.</text:p>
            </text:list-item>
            <text:list-item>
              <text:p text:style-name="P3">DOI / PUBMED</text:p>
            </text:list-item>
          </text:list>
        </text:list-item>
        <text:list-item>
          <text:p text:style-name="P3">Cada <text:span text:style-name="T6">registro se</text:span> guarda en modo sólo-lectura. El investigador no los puede modificar.</text:p>
        </text:list-item>
        <text:list-item>
          <text:p text:style-name="P3">Si dos búsquedas encuentran el mismo <text:span text:style-name="T6">registro</text:span>, se hace referencia a sólo uno, por su ID.</text:p>
        </text:list-item>
        <text:list-item>
          <text:p text:style-name="P3">Cada documento de la búsqueda se puede asociar a un solo <text:span text:style-name="T2">documento canónico (desde ahora, </text:span>DC<text:span text:style-name="T2">)</text:span>. <text:s/>Un DC se puede asociar a muchos documentos de búsqueda, pero sólo uno por base.</text:p>
        </text:list-item>
        <text:list-item>
          <text:p text:style-name="P3">El DC se genera automáticamente cuando existe un DOI, ArXiv ID o PMID, ya que garantizan que el documento es único. </text:p>
        </text:list-item>
        <text:list-item>
          <text:p text:style-name="P3">Se puede generar documentos canónicos manualmente. Se usa el ID de la bade origen como ID único. Existe un sistema de sugerencias para unir documentos de búsqueda a documentos <text:soft-page-break/>canónicos.</text:p>
        </text:list-item>
        <text:list-item>
          <text:p text:style-name="P3">Cada DC puede tener una copia del PDF o html, para acceder rápidamente a él.</text:p>
        </text:list-item>
        <text:list-item>
          <text:p text:style-name="P3">Se pueden generar autores canónicos. Estos reúnen los autores de búsqueda en un sólo identificador. Se puede agregar la siguiente información de ellos</text:p>
          <text:list>
            <text:list-item>
              <text:p text:style-name="P3">E-mail</text:p>
            </text:list-item>
            <text:list-item>
              <text:p text:style-name="P3">Universidad</text:p>
            </text:list-item>
            <text:list-item>
              <text:p text:style-name="P3">Id de Researchgate</text:p>
            </text:list-item>
          </text:list>
        </text:list-item>
        <text:list-item>
          <text:p text:style-name="P3">Para cada DC, se puede evaluar si este es no revisado, útil, inútil o dudoso. Esta evaluación tiene un campo de comentarios. La evaluación es histórica.</text:p>
        </text:list-item>
        <text:list-item>
          <text:p text:style-name="P3">Cada DC útil puede ser asignado a uno o más integrantes del grupo. Esta asignación puede ser comentada.</text:p>
        </text:list-item>
        <text:list-item>
          <text:p text:style-name="P4">Cada persona asignada a DC puede enviar una o más fichas del documento. Estás pueden un texto libre, un texto html o un adjunto.</text:p>
        </text:list-item>
        <text:list-item>
          <text:p text:style-name="P5">Para cada RS se pueden definir uno o más Conceptos/Temas (de ahora en adelante, CT); cada CT puede ser descrito en largo.</text:p>
        </text:list-item>
        <text:list-item>
          <text:p text:style-name="P5">Cada DC puede tener el texto completo en el sistema. Este texto se divide en líneas. No puede ser editado.</text:p>
        </text:list-item>
        <text:list-item>
          <text:p text:style-name="P5">Se pueden establecer CT mayores (SuperCT), que reúnen CT individuales. Estos no pueden ir asociados directamente al texto. <text:span text:style-name="T4">Todo SuperCT tiene su nombre propio.<text:tab/></text:span></text:p>
        </text:list-item>
        <text:list-item>
          <text:p text:style-name="P5">Se pueden sugerir SuperCT automáticos , <text:s/>que refieren al concepto. <text:span text:style-name="T4">La idea básica es la misma escritura o similar, en los mismo lugares.</text:span></text:p>
        </text:list-item>
        <text:list-item>
          <text:p text:style-name="P5">Se puede asociar una o más líneas del DC a uno o más CT. </text:p>
        </text:list-item>
        <text:list-item>
          <text:p text:style-name="P5">Se puede realizar búsquedas de los CT, citando las líneas de los textos que correspondan. Se debe realizar un resumen de CT (De ahora, RCT). Este RCT puede ser preliminar o final.</text:p>
        </text:list-item>
        <text:list-item>
          <text:p text:style-name="P5">Se listan las uniones de CT- Se <text:span text:style-name="T3">puede </text:span>realizar un resumen de uniones de CT, (de ahora RUCT). Estas RUCT pueden ser preliminares o finales.</text:p>
        </text:list-item>
        <text:list-item>
          <text:p text:style-name="P5">Los RCT y RUCT pueden ser ordenados</text:p>
        </text:list-item>
        <text:list-item>
          <text:p text:style-name="P5">Para cada RS, el resultado final es el conjunto ordenado de los RCT y RUCT, junto a su referencia. </text:p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Bustos</meta:initial-creator>
    <meta:creation-date>2016-03-15T18:34:58.498309973</meta:creation-date>
    <dc:date>2016-06-04T00:32:05.797817742</dc:date>
    <dc:creator>Claudio Bustos</dc:creator>
    <meta:editing-duration>PT22M3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53" meta:word-count="689" meta:character-count="3840" meta:non-whitespace-character-count="3245"/>
  </office:meta>
</office:document-meta>
</file>